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6.53cm" fo:min-width="4.2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7.554cm" fo:min-width="2.30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652cm" fo:min-width="2.40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2.412cm" fo:min-width="0.147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412cm" fo:min-width="0.146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.494cm" fo:min-width="2.197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8.576cm" fo:min-width="16.326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3cm" draw:marker-start-width="0.45cm" draw:marker-end-width="0.45cm" draw:fill="solid" draw:fill-color="#3465a4" draw:textarea-horizontal-align="justify" draw:textarea-vertical-align="middle" draw:auto-grow-height="false" fo:min-height="6.722cm" fo:min-width="10.00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847cm" fo:min-width="14.139cm" fo:padding-top="0.15cm" fo:padding-bottom="0.15cm" fo:padding-left="0.275cm" fo:padding-right="0.275cm" draw:shadow="hidden"/>
    </style:style>
    <style:style style:name="gr10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solid" svg:stroke-width="0.25cm" draw:marker-start-width="0.38cm" draw:marker-end-width="0.38cm" draw:fill="solid" draw:fill-color="#3465a4" draw:textarea-horizontal-align="justify" draw:textarea-vertical-align="middle" draw:auto-grow-height="false" fo:min-height="5.39cm" fo:min-width="4.628cm" fo:padding-top="-0.025cm" fo:padding-bottom="-0.025cm" fo:padding-left="-0.025cm" fo:padding-right="-0.025cm" draw:shadow="hidden"/>
      <style:paragraph-properties style:writing-mode="lr-tb"/>
    </style:style>
    <style:style style:name="gr12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24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5.15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2.158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linecap="square" draw:fill-color="#3465a4" draw:textarea-horizontal-align="justify" draw:textarea-vertical-align="middle" draw:auto-grow-height="false" fo:min-height="4.75cm" fo:min-width="11.5cm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color="#ffffff" draw:marker-start="Dimension_20_Lines" draw:marker-start-width="1cm" draw:marker-end="Dimension_20_Lines" draw:marker-end-width="1cm" draw:fill="none" draw:fill-color="#3465a4"/>
    </style:style>
    <style:style style:name="gr20" style:family="graphic" style:parent-style-name="objectwithoutfill">
      <style:graphic-properties draw:stroke="solid" draw:stroke-dash="Long_20_Dash" svg:stroke-width="0.15cm" svg:stroke-color="#ffffff" draw:marker-start="Dimension_20_Lines" draw:marker-start-width="0.68cm" draw:marker-end="" draw:marker-end-width="0.68cm" draw:fill="none" draw:fill-color="#3465a4" fo:padding-top="0.1cm" fo:padding-bottom="0.1cm" fo:padding-left="0.225cm" fo:padding-right="0.2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18pt"/>
    </style:style>
    <style:style style:name="P2" style:family="paragraph">
      <loext:graphic-properties draw:fill="solid" draw:fill-color="#3465a4"/>
      <style:paragraph-properties fo:text-align="center" style:writing-mode="lr-tb"/>
      <style:text-properties fo:font-size="32pt" style:font-size-asian="32pt" style:font-size-complex="18pt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3465a4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 style:writing-mode="lr-tb"/>
      <style:text-properties fo:color="#ffffff" fo:font-size="72pt" fo:font-weight="normal" style:font-size-asian="72pt" style:font-weight-asian="normal" style:font-size-complex="18pt"/>
    </style:style>
    <style:style style:name="P9" style:family="paragraph">
      <loext:graphic-properties draw:fill="solid" draw:fill-color="#3465a4"/>
      <style:paragraph-properties fo:text-align="center" style:writing-mode="lr-tb"/>
      <style:text-properties fo:color="#ffffff" fo:font-size="72pt" fo:font-weight="normal" style:font-size-asian="72pt" style:font-weight-asian="normal" style:font-size-complex="18pt"/>
    </style:style>
    <style:style style:name="P10" style:family="paragraph">
      <style:paragraph-properties fo:text-align="center" style:writing-mode="lr-tb"/>
      <style:text-properties fo:color="#ffffff" fo:font-size="40pt" style:font-size-asian="18pt" style:font-size-complex="18pt"/>
    </style:style>
    <style:style style:name="P11" style:family="paragraph">
      <loext:graphic-properties draw:fill-color="#3465a4"/>
      <style:paragraph-properties fo:text-align="center" style:writing-mode="lr-tb"/>
      <style:text-properties fo:color="#ffffff" fo:font-size="40pt" style:font-size-asian="18pt" style:font-size-complex="18pt"/>
    </style:style>
    <style:style style:name="P12" style:family="paragraph">
      <loext:graphic-properties draw:fill="none" draw:fill-color="#3465a4"/>
      <style:paragraph-properties fo:text-align="center"/>
    </style:style>
    <style:style style:name="T1" style:family="text">
      <style:text-properties fo:color="#ffffff" fo:font-size="32pt" fo:font-weight="normal" style:font-size-asian="32pt" style:font-weight-asian="normal" style:font-size-complex="18pt"/>
    </style:style>
    <style:style style:name="T2" style:family="text">
      <style:text-properties fo:color="#ffffff" fo:font-size="72pt" fo:font-weight="normal" style:font-size-asian="72pt" style:font-weight-asian="normal" style:font-size-complex="18pt"/>
    </style:style>
    <style:style style:name="T3" style:family="text">
      <style:text-properties fo:color="#ffffff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6cm" svg:height="18cm" svg:x="20.75cm" svg:y="10cm">
              <text:p text:style-name="P1"><text:span text:style-name="T1"><text:s text:c="9"/></text:span><text:span text:style-name="T1">C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 text:c="9"/></text:span><text:span text:style-name="T1">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7198.800199966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3cm" svg:height="18cm" svg:x="20.751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cm" svg:height="1cm" svg:x="20.75cm" svg:y="10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cm" svg:height="1cm" svg:x="20.75cm" svg:y="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3" draw:layer="measurelines" svg:width="0.985cm" svg:height="13cm" svg:x="77.6cm" svg:y="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984cm" svg:height="11cm" svg:x="74.648cm" svg:y="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2.953cm" svg:height="2cm" svg:x="79.569cm" svg:y="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805.537858368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20cm" svg:height="12cm" svg:x="68.25cm" svg:y="7cm">
              <text:p text:style-name="P4"><text:span text:style-name="T2">8</text:span></text:p>
              <text:p text:style-name="P4"><text:span text:style-name="T2"/></text:p>
              <text:p text:style-name="P4"><text:span text:style-name="T2"/></text:p>
              <draw:enhanced-geometry svg:viewBox="0 0 21600 21600" draw:path-stretchpoint-x="10800" draw:path-stretchpoint-y="10800" draw:text-areas="?f3 ?f4 ?f5 ?f6" draw:type="round-rectangle" draw:modifiers="9598.933451838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5" draw:layer="layout" svg:width="15cm" svg:height="10cm" svg:x="87.75cm" svg:y="14cm">
            <text:p text:style-name="P4"><text:span text:style-name="T2"><text:s text:c="8"/></text:span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9" draw:text-style-name="P3" draw:layer="layout" svg:width="0cm" svg:height="0cm" svg:x="42.217cm" svg:y="6.747cm" svg:viewBox="0 0 0 0" draw:points="0,0">
            <text:p/>
          </draw:polygon>
          <draw:polygon draw:style-name="gr9" draw:text-style-name="P3" draw:layer="layout" svg:width="0cm" svg:height="0cm" svg:x="60.759cm" svg:y="20.92cm" svg:viewBox="0 0 0 0" draw:points="0,0">
            <text:p/>
          </draw:polygon>
          <draw:custom-shape draw:style-name="gr10" draw:text-style-name="P5" draw:layer="layout" svg:width="13cm" svg:height="10cm" svg:x="81.25cm" svg:y="14cm">
            <text:p text:style-name="P4"><text:span text:style-name="T2">6 <text:s text:c="11"/></text:span></text:p>
            <draw:enhanced-geometry svg:viewBox="0 0 21600 21600" draw:type="rectangle" draw:enhanced-path="M 0 0 L 21600 0 21600 21600 0 21600 0 0 Z N"/>
          </draw:custom-shape>
          <draw:path draw:style-name="gr11" draw:text-style-name="P7" draw:layer="layout" svg:width="9.999cm" svg:height="10.999cm" svg:x="7.25cm" svg:y="13cm" svg:viewBox="0 0 10000 11000" svg:d="M9956 1027c0 3323 0 6647 0 9970-2140 19-5358 19-9955-3273 0-1378 0-2041 0-3419 3793-3165 7815-3165 9955-3278zM10000 0zM0 10998z">
            <text:p text:style-name="P6"><text:span text:style-name="T2">1</text:span></text:p>
          </draw:path>
          <draw:custom-shape draw:style-name="gr12" draw:text-style-name="P5" draw:layer="layout" svg:width="13cm" svg:height="10cm" svg:x="68.25cm" svg:y="14cm">
            <text:p text:style-name="P4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25cm" svg:height="10cm" svg:x="43.25cm" svg:y="14cm">
            <text:p text:style-name="P8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3cm" svg:height="10cm" svg:x="30.25cm" svg:y="14cm">
            <text:p text:style-name="P4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13cm" svg:height="10cm" svg:x="17.25cm" svg:y="14cm">
            <text:p text:style-name="P4"><text:span text:style-name="T2"><text:s text:c="13"/></text:span><text:span text:style-name="T2">2</text:span></text:p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3" draw:layer="layout" svg:width="6cm" svg:height="1cm" svg:x="85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" draw:layer="layout" svg:width="3cm" svg:height="1cm" svg:x="85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6" draw:text-style-name="P3" draw:layer="layout" svg:width="6cm" svg:height="1cm" svg:x="20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" draw:layer="layout" svg:width="3cm" svg:height="1cm" svg:x="20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11" draw:text-style-name="P7" draw:layer="layout" svg:width="6.999cm" svg:height="6.999cm" svg:x="0.25cm" svg:y="15.25cm" svg:viewBox="0 0 7000 7000" svg:d="M6969 654c0 2114 0 4229 0 6344-1498 12-3750 12-6969-2083 0-877 0-1299 0-2175 2656-2015 5471-2015 6969-2086zM7000 0zM0 6999z">
            <text:p text:style-name="P6"><text:span text:style-name="T2">E</text:span></text:p>
          </draw:path>
        </draw:g>
        <draw:g>
          <draw:custom-shape draw:style-name="gr18" draw:text-style-name="P11" draw:layer="layout" svg:width="12cm" svg:height="5cm" svg:x="90.75cm" svg:y="0.25cm">
            <text:p text:style-name="P10"><text:span text:style-name="T3"/></text:p>
            <text:p text:style-name="P10"><text:span text:style-name="T3">10.0 cm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2" draw:layer="layout" svg:x1="91.75cm" svg:y1="1.75cm" svg:x2="101.75cm" svg:y2="1.75cm">
              <text:p/>
            </draw:line>
            <draw:line draw:style-name="gr19" draw:text-style-name="P12" draw:layer="layout" svg:x1="91.75cm" svg:y1="1.75cm" svg:x2="101.75cm" svg:y2="1.75cm">
              <text:p/>
            </draw:line>
            <draw:line draw:style-name="gr20" draw:text-style-name="P12" draw:layer="layout" svg:x1="92.75cm" svg:y1="1.75cm" svg:x2="93.75cm" svg:y2="1.75cm">
              <text:p/>
            </draw:line>
            <draw:line draw:style-name="gr20" draw:text-style-name="P12" draw:layer="layout" svg:x1="93.75cm" svg:y1="1.75cm" svg:x2="94.75cm" svg:y2="1.75cm">
              <text:p/>
            </draw:line>
            <draw:line draw:style-name="gr20" draw:text-style-name="P12" draw:layer="layout" svg:x1="94.75cm" svg:y1="1.75cm" svg:x2="95.75cm" svg:y2="1.75cm">
              <text:p/>
            </draw:line>
            <draw:line draw:style-name="gr20" draw:text-style-name="P12" draw:layer="layout" svg:x1="95.75cm" svg:y1="1.75cm" svg:x2="96.75cm" svg:y2="1.75cm">
              <text:p/>
            </draw:line>
            <draw:line draw:style-name="gr20" draw:text-style-name="P12" draw:layer="layout" svg:x1="96.75cm" svg:y1="1.75cm" svg:x2="97.75cm" svg:y2="1.75cm">
              <text:p/>
            </draw:line>
            <draw:line draw:style-name="gr20" draw:text-style-name="P12" draw:layer="layout" svg:x1="97.75cm" svg:y1="1.75cm" svg:x2="98.75cm" svg:y2="1.75cm">
              <text:p/>
            </draw:line>
            <draw:line draw:style-name="gr20" draw:text-style-name="P12" draw:layer="layout" svg:x1="98.75cm" svg:y1="1.75cm" svg:x2="99.75cm" svg:y2="1.75cm">
              <text:p/>
            </draw:line>
            <draw:line draw:style-name="gr20" draw:text-style-name="P12" draw:layer="layout" svg:x1="99.75cm" svg:y1="1.75cm" svg:x2="100.75cm" svg:y2="1.75cm">
              <text:p/>
            </draw:line>
            <draw:line draw:style-name="gr20" draw:text-style-name="P12" draw:layer="layout" svg:x1="100.75cm" svg:y1="1.75cm" svg:x2="101.75cm" svg:y2="1.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2cm" svg:stroke-color="#ffffff" draw:marker-start-width="0.5cm" draw:marker-start-center="false" draw:marker-end-width="0.5cm" draw:marker-end-center="false" draw:fill="solid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3cm" fo:page-height="30cm" style:print-orientation="landscape"/>
    </style:page-layout>
    <style:style style:name="Mdp1" style:family="drawing-page">
      <style:drawing-page-properties draw:background-size="border" draw:fill="none" draw:fill-color="#3465a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23:33:00.211613446</meta:creation-date>
    <dc:date>2023-05-27T00:34:42.754711615</dc:date>
    <meta:editing-duration>PT8H33M38S</meta:editing-duration>
    <meta:editing-cycles>151</meta:editing-cycles>
    <meta:generator>LibreOffice/6.4.7.2$Linux_X86_64 LibreOffice_project/40$Build-2</meta:generator>
    <meta:document-statistic meta:object-count="41"/>
  </office:meta>
</office:document-meta>
</file>